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b10" officeooo:paragraph-rsid="00002b10"/>
    </style:style>
    <style:style style:name="P2" style:family="paragraph" style:parent-style-name="Standard">
      <style:text-properties officeooo:rsid="00018587" officeooo:paragraph-rsid="0001858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ker Franks</text:p>
      <text:p text:style-name="Standard"><draw:frame draw:style-name="fr1" draw:name="Object1" text:anchor-type="paragraph" svg:x="0.0236in" svg:y="0.089in" svg:width="2.9945in" svg:height="1.660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3.0799in" svg:y="0.1799in" svg:width="3.1402in" svg:height="1.556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3" text:anchor-type="paragraph" svg:x="-0.0264in" svg:y="0.1075in" svg:width="3.0201in" svg:height="1.622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Object4" text:anchor-type="paragraph" svg:x="3.1209in" svg:y="0.1154in" svg:width="3.0472in" svg:height="1.447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ct5" text:anchor-type="paragraph" svg:x="-0.0256in" svg:y="0.0819in" svg:width="3.1575in" svg:height="1.720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Q1.</text:p>
      <text:p text:style-name="P2"/>
      <text:p text:style-name="P2"/>
      <text:p text:style-name="P2">Q2. I found that for this problem the results are dependent on N. When the Capacities are the same and you increase the N the time goes up and when N is decreased time goes done.</text:p>
      <text:p text:style-name="P2"/>
      <text:p text:style-name="P2"><draw:frame draw:style-name="fr1" draw:name="Object6" text:anchor-type="paragraph" svg:x="0.4346in" svg:y="0.1543in" svg:width="2.6937in" svg:height="1.5437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paragraph" svg:x="3.6752in" svg:y="0.0283in" svg:width="2.7382in" svg:height="1.5008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2:33:40.539000000</meta:creation-date>
    <dc:date>2016-10-19T22:40:22.105000000</dc:date>
    <meta:editing-duration>PT6M43S</meta:editing-duration>
    <meta:editing-cycles>2</meta:editing-cycles>
    <meta:generator>LibreOffice/5.1.5.2$Linux_X86_64 LibreOffice_project/10$Build-2</meta:generator>
    <meta:document-statistic meta:table-count="0" meta:image-count="0" meta:object-count="7" meta:page-count="1" meta:paragraph-count="3" meta:word-count="39" meta:character-count="194" meta:non-whitespace-character-count="1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05cm" svg:height="4.217cm" xlink:href="." xlink:type="simple" chart:class="chart:line" chart:style-name="ch1">
        <chart:title svg:x="2.912cm" svg:y="0.22cm" chart:style-name="ch2">
          <text:p>Knap2 1</text:p>
        </chart:title>
        <chart:legend chart:legend-position="end" svg:x="4.753cm" svg:y="1.809cm" style:legend-expansion="high" chart:style-name="ch3"/>
        <chart:plot-area chart:style-name="ch4" chart:data-source-has-labels="both" svg:x="0.152cm" svg:y="1.083cm" svg:width="4.449cm" svg:height="3.05cm">
          <chartooo:coordinate-region svg:x="1.064cm" svg:y="1.282cm" svg:width="3.443cm" svg:height="2.204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142643122">
                <text:p>1.021426431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0754295">
                <text:p>0.97860754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78293862">
                <text:p>0.9778293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076182188">
                <text:p>0.99076182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265599483">
                <text:p>1.01265599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096971978">
                <text:p>1.01096971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602753411">
                <text:p>1.00602753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78709523">
                <text:p>1.0178709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76cm" svg:height="3.952cm" xlink:href="." xlink:type="simple" chart:class="chart:line" chart:style-name="ch1">
        <chart:title svg:x="3.032cm" svg:y="0.215cm" chart:style-name="ch2">
          <text:p>Knap2  2</text:p>
        </chart:title>
        <chart:legend chart:legend-position="end" svg:x="5.124cm" svg:y="1.677cm" style:legend-expansion="high" chart:style-name="ch3"/>
        <chart:plot-area chart:style-name="ch4" chart:data-source-has-labels="both" svg:x="0.159cm" svg:y="1.073cm" svg:width="4.806cm" svg:height="2.8cm">
          <chartooo:coordinate-region svg:x="1.071cm" svg:y="1.272cm" svg:width="3.8cm" svg:height="1.954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029647143">
                <text:p>1.030296471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66958939">
                <text:p>1.00666958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853169458">
                <text:p>1.00853169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248688428">
                <text:p>1.00248688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025906785">
                <text:p>1.01025906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543248418">
                <text:p>1.03543248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205002267">
                <text:p>1.04205002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252619688">
                <text:p>1.04252619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7cm" svg:height="4.121cm" xlink:href="." xlink:type="simple" chart:class="chart:line" chart:style-name="ch1">
        <chart:title svg:x="2.945cm" svg:y="0.218cm" chart:style-name="ch2">
          <text:p>Knap2 3</text:p>
        </chart:title>
        <chart:legend chart:legend-position="end" svg:x="4.818cm" svg:y="1.761cm" style:legend-expansion="high" chart:style-name="ch3"/>
        <chart:plot-area chart:style-name="ch4" chart:data-source-has-labels="both" svg:x="0.153cm" svg:y="1.079cm" svg:width="4.512cm" svg:height="2.96cm">
          <chartooo:coordinate-region svg:x="0.88cm" svg:y="1.278cm" svg:width="3.691cm" svg:height="2.114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015793814">
                <text:p>1.020157938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940253929">
                <text:p>0.95940253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454524559">
                <text:p>0.9145452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109174227">
                <text:p>0.55109174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370886301">
                <text:p>0.95370886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026280399">
                <text:p>1.01026280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301578698">
                <text:p>1.02301578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277230608">
                <text:p>1.02277230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39cm" svg:height="3.675cm" xlink:href="." xlink:type="simple" chart:class="chart:line" chart:style-name="ch1">
        <chart:title svg:x="3.164cm" svg:y="0.209cm" chart:style-name="ch2">
          <text:p>Knap3</text:p>
        </chart:title>
        <chart:legend chart:legend-position="end" svg:x="4.887cm" svg:y="1.538cm" style:legend-expansion="high" chart:style-name="ch3"/>
        <chart:plot-area chart:style-name="ch4" chart:data-source-has-labels="both" svg:x="0.154cm" svg:y="1.061cm" svg:width="4.579cm" svg:height="2.541cm">
          <chartooo:coordinate-region svg:x="0.881cm" svg:y="1.261cm" svg:width="3.758cm" svg:height="1.694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755966476">
                <text:p>0.997559664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032351142">
                <text:p>1.24032351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397774105">
                <text:p>1.28397774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9330094195">
                <text:p>1.29330094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9436045538">
                <text:p>1.29436045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995120105">
                <text:p>1.2699512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799666678">
                <text:p>1.25799666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844699255">
                <text:p>1.28844699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2cm" svg:height="4.368cm" xlink:href="." xlink:type="simple" chart:class="chart:line" chart:style-name="ch1">
        <chart:title svg:x="3.305cm" svg:y="0.223cm" chart:style-name="ch2">
          <text:p>Knap4</text:p>
        </chart:title>
        <chart:legend chart:legend-position="end" svg:x="5.168cm" svg:y="1.885cm" style:legend-expansion="high" chart:style-name="ch3"/>
        <chart:plot-area chart:style-name="ch4" chart:data-source-has-labels="both" svg:x="0.16cm" svg:y="1.089cm" svg:width="4.848cm" svg:height="3.192cm">
          <chartooo:coordinate-region svg:x="0.887cm" svg:y="1.288cm" svg:width="4.027cm" svg:height="2.346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08919097">
                <text:p>0.978089190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387956826">
                <text:p>1.13387956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6886027838">
                <text:p>1.16886027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072653047">
                <text:p>1.25072653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8324250536">
                <text:p>1.28324250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189002613">
                <text:p>1.25189002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7764539381">
                <text:p>1.27764539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601259781">
                <text:p>1.276012597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841cm" svg:height="3.92cm" xlink:href="." xlink:type="simple" chart:class="chart:line" chart:style-name="ch1">
        <chart:legend chart:legend-position="end" svg:x="5.391cm" svg:y="1.661cm" style:legend-expansion="high" chart:style-name="ch2"/>
        <chart:plot-area chart:style-name="ch3" chart:data-source-has-labels="both" svg:x="0.136cm" svg:y="0.078cm" svg:width="5.119cm" svg:height="3.764cm">
          <chartooo:coordinate-region svg:x="0.757cm" svg:y="0.277cm" svg:width="4.498cm" svg:height="3.366cm"/>
          <chart:axis chart:dimension="x" chart:name="primary-x" chart:style-name="ch4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0.613569">
                <text:p>30.613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01781">
                <text:p>18.101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954cm" svg:height="3.811cm" xlink:href="." xlink:type="simple" chart:class="chart:line" chart:style-name="ch1">
        <chart:legend chart:legend-position="end" svg:x="5.504cm" svg:y="1.606cm" style:legend-expansion="high" chart:style-name="ch2"/>
        <chart:plot-area chart:style-name="ch3" chart:data-source-has-labels="both" svg:x="0.139cm" svg:y="0.076cm" svg:width="5.226cm" svg:height="3.659cm">
          <chartooo:coordinate-region svg:x="0.76cm" svg:y="0.275cm" svg:width="4.605cm" svg:height="3.261cm"/>
          <chart:axis chart:dimension="x" chart:name="primary-x" chart:style-name="ch4" chartooo:axis-type="text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9.967095">
                <text:p>19.967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279403">
                <text:p>11.2794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